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paragraph-properties fo:orphans="0" fo:widows="0"/>
      <style:text-properties fo:font-weight="bold" style:font-weight-asian="bold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4">
      <style:paragraph-properties fo:margin-left="1in" fo:margin-right="0in" fo:text-indent="-0.25in" style:auto-text-indent="false"/>
    </style:style>
    <style:style style:name="P14" style:family="paragraph" style:parent-style-name="Standard" style:list-style-name="WWNum2">
      <style:paragraph-properties fo:margin-left="1in" fo:margin-right="0in" fo:text-indent="-0.25in" style:auto-text-indent="false"/>
    </style:style>
    <style:style style:name="P15" style:family="paragraph" style:parent-style-name="Standard" style:list-style-name="WWNum6">
      <style:paragraph-properties fo:margin-left="1in" fo:margin-right="0in" fo:text-indent="-0.25in" style:auto-text-indent="false"/>
    </style:style>
    <style:style style:name="P16" style:family="paragraph" style:parent-style-name="Standard" style:master-page-name="Standard">
      <style:paragraph-properties fo:orphans="0" fo:widows="0" style:page-number="1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9" style:family="text">
      <style:text-properties fo:font-style="italic" style:font-style-asian="italic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LGCWDW <text:s/>- </text:span><text:span text:style-name="T2">????????? <text:s text:c="2"/></text:span></text:p>
      <text:p text:style-name="P1"><text:span text:style-name="T7">Colour key - </text:span><text:span text:style-name="T8">Venn</text:span><text:span text:style-name="T7"> </text:span><text:span text:style-name="T11">Pedro </text:span><text:span text:style-name="T3">Jill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82" text:visited-style-name="ListLabel_20_82"><text:span text:style-name="T14">https://meet.jit.si/jordan9000#config.disableAP=true&amp;config.disableAEC=true&amp;config.disableAGC=true</text:span></text:a></text:p>
      <text:p text:style-name="P3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82" text:visited-style-name="ListLabel_20_82"><text:span text:style-name="T14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17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17" svg:width="0.0012in" svg:height="0.0213in"><text:p/></draw:rect></text:p>
      <text:p text:style-name="P1"><text:span text:style-name="T4">Patreons:</text:span><text:span text:style-name="T16"> Post story suggestions </text:span><text:span text:style-name="T17">HAR</text:span><text:span text:style-name="T18">!</text:span></text:p>
      <text:p text:style-name="P1"/>
      <text:p text:style-name="P1">1.</text:p>
      <text:p text:style-name="P1">2.</text:p>
      <text:p text:style-name="P1">3.</text:p>
      <text:p text:style-name="P1"><text:soft-page-break/>4.</text:p>
      <text:p text:style-name="P1">5.</text:p>
      <text:p text:style-name="P1"><draw:rect text:anchor-type="as-char" style:rel-width="100%" draw:z-index="2" draw:style-name="gr1" draw:text-style-name="P17" svg:width="0.0012in" svg:height="0.0213in"><text:p/></draw:rect></text:p>
      <text:p text:style-name="Standard"><text:span text:style-name="T2">Rundown: You know the drill </text:span></text:p>
      <text:p text:style-name="Standard"/>
      <text:p text:style-name="Standard"/>
      <text:p text:style-name="P3"/>
      <text:p text:style-name="P1"><draw:rect text:anchor-type="as-char" style:rel-width="100%" draw:z-index="3" draw:style-name="gr1" draw:text-style-name="P17" svg:width="0.0012in" svg:height="0.0213in"><text:p/></draw:rect></text:p>
      <text:p text:style-name="P1"><text:span text:style-name="T7">What we’re up to :</text:span></text:p>
      <text:p text:style-name="P1"><text:span text:style-name="T7">V - xubuntu-desktop all the things. </text:span></text:p>
      <text:p text:style-name="P1"><text:span text:style-name="T7">J - Thank you to everyone in the LinuxGameCast and LinuxChix LA communities who nominated me for the Red Hat Women in Open Source Award. <text:s/>I didn’t make it to the finals, but am so honored again to be nominated! <text:s/>Red Hat sent me lots of goodies :-D</text:span></text:p>
      <text:p text:style-name="P1"><text:span text:style-name="T7">Make sure to vote for one of the deserving finalists by February 25th. <text:s/></text:span><text:a xlink:type="simple" xlink:href="https://www.redhat.com/en/about/women-in-open-source" text:style-name="ListLabel_20_82" text:visited-style-name="ListLabel_20_82"><text:span text:style-name="T14">https://www.redhat.com/en/about/women-in-open-source</text:span></text:a></text:p>
      <text:p text:style-name="P1"><text:span text:style-name="T7">P - </text:span></text:p>
      <text:p text:style-name="Standard"><draw:rect text:anchor-type="as-char" style:rel-width="100%" draw:z-index="4" draw:style-name="gr1" draw:text-style-name="P17" svg:width="0.0012in" svg:height="0.0213in"><text:p/></draw:rect></text:p>
      <text:p text:style-name="Standard">News</text:p>
      <text:p text:style-name="Standard"/>
      <text:p text:style-name="Standard"><text:span text:style-name="T3">.2</text:span></text:p>
      <text:p text:style-name="Standard"><text:a xlink:type="simple" xlink:href="https://www.zdnet.com/article/ubuntu-18-04-2-refreshes-this-long-term-support-linux-distro/" text:style-name="ListLabel_20_83" text:visited-style-name="ListLabel_20_83"><text:span text:style-name="T15">https://www.zdnet.com/article/ubuntu-18-04-2-refreshes-this-long-term-support-linux-distro/</text:span></text:a></text:p>
      <text:list xml:id="list4159685114" text:style-name="WWNum4">
        <text:list-item>
          <text:p text:style-name="P4"><text:span text:style-name="T5">Ubuntu 18.04.2 has been released with several important upgrades.</text:span></text:p>
        </text:list-item>
        <text:list-item>
          <text:p text:style-name="P4"><text:span text:style-name="T5">Ubuntu 18.04.2 LTS ships with Ubuntu 18.10 Cosmic Cuttlefish graphics stack and the 4.18 Linux kernel, so we will get a new kernel and updated Xserver, Wayland and Mesa drivers.</text:span></text:p>
        </text:list-item>
        <text:list-item>
          <text:p text:style-name="P4"><text:span text:style-name="T5">Ten year support cycle for Ubuntu 18.04, till 2028!</text:span></text:p>
        </text:list-item>
        <text:list-item>
          <text:p text:style-name="P4"><text:soft-page-break/><text:span text:style-name="T5">Like we talked about last week, it was postponed a week due to a boot bug.</text:span></text:p>
        </text:list-item>
        <text:list-item>
          <text:p text:style-name="P4"><text:span text:style-name="T12">This of course also applies to all the distros which use the LTS as a base.</text:span></text:p>
        </text:list-item>
        <text:list-item>
          <text:p text:style-name="P4"><text:span text:style-name="T12">So if you’re running KDE Neon and want that newer kernel or mesa without resorting to PPAs, now you can haz.</text:span></text:p>
        </text:list-item>
        <text:list-item>
          <text:p text:style-name="P4"><text:span text:style-name="T19">“All these have already been battle-tested in Ubuntu 18.10”</text:span></text:p>
          <text:list>
            <text:list-item>
              <text:p text:style-name="P13"><text:span text:style-name="T9">I would argue this.</text:span> </text:p>
            </text:list-item>
          </text:list>
        </text:list-item>
      </text:list>
      <text:p text:style-name="Standard"/>
      <text:p text:style-name="Standard"/>
      <text:p text:style-name="Standard"><text:span text:style-name="T9">Kali 2019</text:span></text:p>
      <text:p text:style-name="Standard"><text:a xlink:type="simple" xlink:href="https://www.kali.org/news/kali-linux-2019-1-release/" text:style-name="ListLabel_20_83" text:visited-style-name="ListLabel_20_83"><text:span text:style-name="T15">https://www.kali.org/news/kali-linux-2019-1-release/</text:span></text:a></text:p>
      <text:list xml:id="list1867002705" text:style-name="WWNum2">
        <text:list-item>
          <text:p text:style-name="P5"><text:span text:style-name="T9">Metasploit 5.0 is a massive update that includes database and automation APIs, new evasion capabilities, and usability improvements throughout.</text:span></text:p>
        </text:list-item>
        <text:list-item>
          <text:p text:style-name="P5"><text:span text:style-name="T9">2019.1 also includes updated packages for theHarvester, DBeaver.</text:span></text:p>
        </text:list-item>
        <text:list-item>
          <text:p text:style-name="P5"><text:span text:style-name="T9">here are no longer separate Raspberry Pi images for users with TFT LCDs because reasons. </text:span></text:p>
        </text:list-item>
        <text:list-item>
          <text:p text:style-name="P5"><text:span text:style-name="T9">Banana Pi and Banana Pro can now enjoy 4.19 goodness.</text:span></text:p>
        </text:list-item>
        <text:list-item>
          <text:p text:style-name="P5"><text:span text:style-name="T5">Metasploit hasn’t had a major release since 2011.</text:span></text:p>
          <text:list>
            <text:list-item>
              <text:p text:style-name="P14"><text:span text:style-name="T12">...hasn’t seen a major release since 2011.*</text:span></text:p>
            </text:list-item>
          </text:list>
        </text:list-item>
        <text:list-item>
          <text:p text:style-name="P5"><text:span text:style-name="T12">This is just the major version number bump.</text:span></text:p>
        </text:list-item>
        <text:list-item>
          <text:p text:style-name="P5"><text:span text:style-name="T12">In fact, if you install Metasploit from your distro repo, you’ll see an update for it daily.</text:span></text:p>
        </text:list-item>
      </text:list>
      <text:p text:style-name="Standard"/>
      <text:p text:style-name="Standard"><text:span text:style-name="T11">76 Lappys </text:span></text:p>
      <text:p text:style-name="Standard"><text:a xlink:type="simple" xlink:href="https://betanews.com/2019/02/14/system76-serval-ws-linux-laptop/" text:style-name="ListLabel_20_83" text:visited-style-name="ListLabel_20_83"><text:span text:style-name="T15">https://betanews.com/2019/02/14/system76-serval-ws-linux-laptop/</text:span></text:a></text:p>
      <text:list xml:id="list1151370280" text:style-name="WWNum5">
        <text:list-item>
          <text:p text:style-name="P6"><text:span text:style-name="T12">I kinda wanna look at that 17.3” panel running at 144Hz.</text:span></text:p>
        </text:list-item>
        <text:list-item>
          <text:p text:style-name="P6"><text:soft-page-break/><text:span text:style-name="T12">Pricing starts at a “modest” $2’000!</text:span></text:p>
        </text:list-item>
        <text:list-item>
          <text:p text:style-name="P6"><text:span text:style-name="T5">As someone who carries around a portable workstation, an Asus ROG 17.3 inch laptop, or what I like to call my beast, the Servel would be good for me!</text:span></text:p>
        </text:list-item>
        <text:list-item>
          <text:p text:style-name="P6"><text:span text:style-name="T5">I use it for my animation work and for remote broadcasts on LGC.</text:span></text:p>
        </text:list-item>
      </text:list>
      <text:p text:style-name="Standard"/>
      <text:p text:style-name="Standard"><text:span text:style-name="T9">So it begins</text:span></text:p>
      <text:p text:style-name="Standard"><text:a xlink:type="simple" xlink:href="https://mobile.twitter.com/IntelGraphics/status/1096537915222642689" text:style-name="ListLabel_20_83" text:visited-style-name="ListLabel_20_83"><text:span text:style-name="T15">https://mobile.twitter.com/IntelGraphics/status/1096537915222642689</text:span></text:a></text:p>
      <text:p text:style-name="Standard"><text:a xlink:type="simple" xlink:href="https://hothardware.com/news/intel-acquires-ineda-systems-discrete-gpu" text:style-name="ListLabel_20_83" text:visited-style-name="ListLabel_20_83"><text:span text:style-name="T15">https://hothardware.com/news/intel-acquires-ineda-systems-discrete-gpu</text:span></text:a></text:p>
      <text:list xml:id="list3867493098" text:style-name="WWNum8">
        <text:list-item>
          <text:p text:style-name="P7"><text:span text:style-name="T12">AMD better be taking notes. &lt;-</text:span></text:p>
        </text:list-item>
        <text:list-item>
          <text:p text:style-name="P7"><text:span text:style-name="T9">A little bit of code to introduce the concept of different memory regions, and a simple buddy allocator to manage them.</text:span></text:p>
        </text:list-item>
        <text:list-item>
          <text:p text:style-name="P7"><text:span text:style-name="T9">It’s going to be interesting to see what comes from a ground-up discrete GPU implementation.</text:span></text:p>
        </text:list-item>
        <text:list-item>
          <text:p text:style-name="P7"><text:span text:style-name="T5">Intel understands where the money is, in calculating big data and rendering in Linux.</text:span></text:p>
        </text:list-item>
        <text:list-item>
          <text:p text:style-name="P7"><text:span text:style-name="T5">Better and more efficient memory calculation is the future of GPUs, just as multicore processing was for CPUs.</text:span></text:p>
        </text:list-item>
      </text:list>
      <text:p text:style-name="Standard"/>
      <text:p text:style-name="Standard"><text:span text:style-name="T9">Spider Colour</text:span></text:p>
      <text:p text:style-name="Standard"><text:a xlink:type="simple" xlink:href="https://variety.com/2019/digital/news/sony-pictures-opencolorio-academy-software-foundation-1203133108/" text:style-name="ListLabel_20_83" text:visited-style-name="ListLabel_20_83"><text:span text:style-name="T15">https://variety.com/2019/digital/news/sony-pictures-opencolorio-academy-software-foundation-1203133108/</text:span></text:a></text:p>
      <text:p text:style-name="Standard"><text:a xlink:type="simple" xlink:href="https://github.com/imageworks/OpenColorIO" text:style-name="ListLabel_20_83" text:visited-style-name="ListLabel_20_83"><text:span text:style-name="T15">https://github.com/imageworks/OpenColorIO</text:span></text:a></text:p>
      <text:list xml:id="list219456790" text:style-name="WWNum1">
        <text:list-item>
          <text:p text:style-name="P8"><text:span text:style-name="T9">We’ve mentioned the Academy Software Foundation before. </text:span></text:p>
        </text:list-item>
        <text:list-item>
          <text:p text:style-name="P8"><text:span text:style-name="T9">OpenColorIO has been free to the public but now the ownership has moved to the ASF. </text:span></text:p>
        </text:list-item>
        <text:list-item>
          <text:p text:style-name="P8"><text:span text:style-name="T9">Used to create movies like “Spider-Man: Into the Spider-Verse,” “Hotel Transylvania 3,” “Alice in Wonderland” and “Cloudy with a Chance of Meatballs” to the open source community.</text:span></text:p>
        </text:list-item>
        <text:list-item>
          <text:p text:style-name="P8"><text:span text:style-name="T9">A color management framework for visual effects and animation. </text:span></text:p>
        </text:list-item>
        <text:list-item>
          <text:p text:style-name="P8"><text:span text:style-name="T9">OpenColorIO is natively supported in Blender.</text:span></text:p>
        </text:list-item>
        <text:list-item>
          <text:p text:style-name="P8"><text:soft-page-break/><text:span text:style-name="T9">OpenEXR is another project due up on the list.</text:span></text:p>
        </text:list-item>
        <text:list-item>
          <text:p text:style-name="P8"><text:span text:style-name="T5">This is exactly why the ASWF was formed, to help unify, advance and help with software licensing for open source software in the TV/film industry.</text:span></text:p>
        </text:list-item>
        <text:list-item>
          <text:p text:style-name="P8"><text:span text:style-name="T5">OpenColorIO is the animation and visual effects equivalent to the Adobe and the Pantone color management systems for digital photography, printing, paints etc.</text:span></text:p>
        </text:list-item>
        <text:list-item>
          <text:p text:style-name="P8"><text:span text:style-name="T5">Supports all the popular Foundry software used in the industry, including Nuke, Modo, Katana, and Mari animation and visual effects software. <text:s/>Many of which I use and teach.</text:span></text:p>
        </text:list-item>
        <text:list-item>
          <text:p text:style-name="P8"><text:span text:style-name="T5">All the Foundry animation software, and most of the other industry standards used in the film industry is run and rendered in CentOS/RHEL 6 Linux! <text:s/>Many now support Ubuntu as well.</text:span></text:p>
        </text:list-item>
        <text:list-item>
          <text:p text:style-name="P8"><text:span text:style-name="T12">I like this trend! More of this please!</text:span></text:p>
        </text:list-item>
      </text:list>
      <text:p text:style-name="Standard"/>
      <text:p text:style-name="Standard"/>
      <text:p text:style-name="Standard"><text:span text:style-name="T9">Pulse Effects</text:span></text:p>
      <text:p text:style-name="Standard"><text:a xlink:type="simple" xlink:href="https://www.reddit.com/r/linux/comments/apt5lo/release_pulseeffects_45_now_switches_settings/" text:style-name="ListLabel_20_83" text:visited-style-name="ListLabel_20_83"><text:span text:style-name="T15">https://www.reddit.com/r/linux/comments/apt5lo/release_pulseeffects_45_now_switches_settings/</text:span></text:a></text:p>
      <text:list xml:id="list704644156" text:style-name="WWNum3">
        <text:list-item>
          <text:p text:style-name="P9"><text:span text:style-name="T12">Almost a year ago we talked about Pulse effects</text:span></text:p>
        </text:list-item>
        <text:list-item>
          <text:p text:style-name="P9"><text:span text:style-name="T12">Now it comes back with automatic sink detection and it applies the effects you had previously set for it.</text:span></text:p>
        </text:list-item>
        <text:list-item>
          <text:p text:style-name="P9"><text:span text:style-name="T5">A new graphics equalizer with options to show/hide bars borders in the spectrum and to change their line widths, as well as a switch to enable/disable linear gradient.</text:span></text:p>
        </text:list-item>
        <text:list-item>
          <text:p text:style-name="P9"><text:span text:style-name="T9">Limiter, compressor, reverberation, equalizer and auto volume effects for Pulseaudio applications.</text:span></text:p>
        </text:list-item>
        <text:list-item>
          <text:p text:style-name="P9"><text:span text:style-name="T9">It’s like a stripped down set of Calf Studio Plugins for pulse without the hassle of install Jack. </text:span></text:p>
        </text:list-item>
      </text:list>
      <text:p text:style-name="Standard"/>
      <text:p text:style-name="Standard"><text:span text:style-name="T3">Back in my day</text:span></text:p>
      <text:p text:style-name="Standard"><text:span text:style-name="T15"><office:annotation office:name="__Annotation__120_3107170370"><dc:creator>Mike Guentzel</dc:creator><dc:date>2019-02-19T16:18:09</dc:date><text:p><text:span text:style-name="T20">I tried Mandriva back in the day...I think...also tried Sabayon and it nearly scared me off Linux completely. Didn't know about TAMU Linux. Neat article. :)</text:span></text:p></office:annotation></text:span><text:a xlink:type="simple" xlink:href="https://itsfoss.com/earliest-linux-distros/" text:style-name="ListLabel_20_83" text:visited-style-name="ListLabel_20_83"><text:span text:style-name="T15">https://itsfoss.com/earliest-linux-distros/</text:span></text:a><office:annotation-end office:name="__Annotation__120_3107170370"/></text:p>
      <text:list xml:id="list3626461009" text:style-name="WWNum6">
        <text:list-item>
          <text:p text:style-name="P10"><text:span text:style-name="T9">For those of you who consider Slackware the new kid. </text:span></text:p>
        </text:list-item>
        <text:list-item>
          <text:p text:style-name="P10"><text:span text:style-name="T12">Yggdrasil, basically implementing the Ubuntu and WINE philosophies before either of these were a thing.</text:span></text:p>
        </text:list-item>
        <text:list-item>
          <text:p text:style-name="P10"><text:span text:style-name="T5">These are the earliest Linux distros, the one’s who started it all, before our mainstream distros we all know and love came to being.</text:span></text:p>
        </text:list-item>
        <text:list-item>
          <text:p text:style-name="P10"><text:soft-page-break/><text:span text:style-name="T5">Starting back in 1992, the first known distro-like tools to get access to Linux were released by HJ Lu on two 5.25” floppy disks.</text:span></text:p>
          <text:list>
            <text:list-item>
              <text:p text:style-name="P15"><text:span text:style-name="T5">HJ Lu, or Linux 0.12, consisted of a “boot” disk and a “root” disk.</text:span></text:p>
            </text:list-item>
            <text:list-item>
              <text:p text:style-name="P15"><text:span text:style-name="T5">To install it on a hard drive you had to edit the master boot record with a hex editor.</text:span></text:p>
            </text:list-item>
          </text:list>
        </text:list-item>
        <text:list-item>
          <text:p text:style-name="P10"><text:span text:style-name="T5">TAMU Linux was the first Linux distribution to include the X Window System, instead of text based, and was developed in May 1992 by the Texas A&amp;M Unix &amp; Linux Users Group.</text:span></text:p>
        </text:list-item>
        <text:list-item>
          <text:p text:style-name="P10"><text:span text:style-name="T5">Still have my copy of TAMU Linux on floppies that I downloaded from my brothers BBS. <text:s/>Lots of the early Linux distros could be found on BBSs, including LInus Torvald’s first prototypes of LInux.</text:span></text:p>
        </text:list-item>
      </text:list>
      <text:p text:style-name="Standard"><draw:rect text:anchor-type="as-char" style:rel-width="100%" draw:z-index="5" draw:style-name="gr1" draw:text-style-name="P17" svg:width="0.0012in" svg:height="0.0213in"><text:p/></draw:rect></text:p>
      <text:p text:style-name="Standard">Plugs</text:p>
      <text:p text:style-name="Standard"/>
      <text:p text:style-name="Standard">MacGeek (exec prod)</text:p>
      <text:p text:style-name="Standard">Haplo (exec prod)</text:p>
      <text:p text:style-name="Standard"/>
      <text:p text:style-name="Standard">Stickers and stuff. </text:p>
      <text:p text:style-name="Standard"><draw:rect text:anchor-type="as-char" style:rel-width="100%" draw:z-index="6" draw:style-name="gr1" draw:text-style-name="P17" svg:width="0.0012in" svg:height="0.0213in"><text:p/></draw:rect></text:p>
      <text:p text:style-name="Standard">Slice of Pi</text:p>
      <text:p text:style-name="Standard"/>
      <text:p text:style-name="Standard"><text:span text:style-name="T11">Redmond Pi </text:span></text:p>
      <text:p text:style-name="Standard"><text:a xlink:type="simple" xlink:href="https://www.tomshardware.com/news/windows-10-raspberry-pi-hands-on,38629.html" text:style-name="ListLabel_20_83" text:visited-style-name="ListLabel_20_83"><text:span text:style-name="T15">https://www.tomshardware.com/news/windows-10-raspberry-pi-hands-on,38629.html</text:span></text:a></text:p>
      <text:list xml:id="list3230232207" text:style-name="WWNum7">
        <text:list-item>
          <text:p text:style-name="P11"><text:span text:style-name="T12">You don’t necessarily buy Pi’s for the desktop experience.</text:span></text:p>
        </text:list-item>
        <text:list-item>
          <text:p text:style-name="P11"><text:span text:style-name="T12">And you certainly don’t get a Pi to run Windows.</text:span></text:p>
        </text:list-item>
        <text:list-item>
          <text:p text:style-name="P11"><text:span text:style-name="T12">This is just more evidence to that.</text:span></text:p>
        </text:list-item>
      </text:list>
      <text:p text:style-name="Standard"/>
      <text:p text:style-name="Standard"><text:soft-page-break/><text:span text:style-name="T9">Hot Pi’s </text:span></text:p>
      <text:p text:style-name="Standard"><text:a xlink:type="simple" xlink:href="https://haydenjames.io/stop-overclock-raspberry-pi-3-b-plus/" text:style-name="ListLabel_20_83" text:visited-style-name="ListLabel_20_83"><text:span text:style-name="T15">https://haydenjames.io/stop-overclock-raspberry-pi-3-b-plus/</text:span></text:a></text:p>
      <text:list xml:id="list1642144221" text:style-name="WWNum9">
        <text:list-item>
          <text:p text:style-name="P12"><text:span text:style-name="T12">Not overclocking your Pi also has the benefit of it living longer.</text:span></text:p>
        </text:list-item>
        <text:list-item>
          <text:p text:style-name="P12"><text:span text:style-name="T5">Do you want your RasPi B+ to catch on fire? ;-)</text:span></text:p>
        </text:list-item>
        <text:list-item>
          <text:p text:style-name="P12"><text:span text:style-name="T9">$35 devices, melt them. </text:span></text:p>
        </text:list-item>
      </text:list>
      <text:p text:style-name="Standard"><draw:rect text:anchor-type="as-char" style:rel-width="100%" draw:z-index="7" draw:style-name="gr1" draw:text-style-name="P17" svg:width="0.0012in" svg:height="0.0213in"><text:p/></draw:rect></text:p>
      <text:p text:style-name="Standard">Feedback</text:p>
      <text:p text:style-name="Standard"/>
      <text:p text:style-name="Standard">Routes</text:p>
      <text:p text:style-name="Standard"><text:a xlink:type="simple" xlink:href="https://linuxgamecast.com/bradley/?sD1Jbga" text:style-name="ListLabel_20_83" text:visited-style-name="ListLabel_20_83"><text:span text:style-name="T15">https://linuxgamecast.com/bradley/?sD1Jbga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3" style:display-name="ListLabel 83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4" meta:word-count="1050" meta:character-count="6674" meta:non-whitespace-character-count="5759"/>
    <meta:generator>LibreOfficeDev/6.0.5.2$Linux_X86_64 LibreOffice_project/</meta:generator>
  </office:meta>
</office:document-meta>
</file>